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ff66"/>
    </style:style>
    <style:style style:name="ce3" style:family="table-cell" style:parent-style-name="Default">
      <style:table-cell-properties fo:background-color="#ff6600"/>
    </style:style>
    <style:style style:name="ce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table table:name="first" table:style-name="ta1" table:print="false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CC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8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style-name="ce1" office:value-type="string" calcext:value-type="string">
            <text:p>Summing</text:p>
          </table:table-cell>
          <table:table-cell table:number-columns-repeated="2"/>
          <table:table-cell office:value-type="string" calcext:value-type="string">
            <text:p>!run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run+clk</text:p>
          </table:table-cell>
          <table:table-cell office:value-type="string" calcext:value-type="string">
            <text:p>run+sw</text:p>
          </table:table-cell>
          <table:table-cell office:value-type="string" calcext:value-type="string">
            <text:p>run+sw+c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witch</text:p>
          </table:table-cell>
          <table:table-cell table:formula="of:=[.B2]-1" office:value-type="float" office:value="4" calcext:value-type="float">
            <text:p>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[.B8]" office:value-type="float" office:value="4" calcext:value-type="float">
            <text:p>4</text:p>
          </table:table-cell>
          <table:table-cell table:formula="of:=[.B8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lock</text:p>
          </table:table-cell>
          <table:table-cell table:formula="of:=[.B2]" office:value-type="float" office:value="5" calcext:value-type="float">
            <text:p>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B9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B9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unning</text:p>
          </table:table-cell>
          <table:table-cell table:formula="of:=[.B2]"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0]" office:value-type="float" office:value="5" calcext:value-type="float">
            <text:p>5</text:p>
          </table:table-cell>
          <table:table-cell table:formula="of:=[.B10]" office:value-type="float" office:value="5" calcext:value-type="float">
            <text:p>5</text:p>
          </table:table-cell>
          <table:table-cell table:formula="of:=[.B10]" office:value-type="float" office:value="5" calcext:value-type="float">
            <text:p>5</text:p>
          </table:table-cell>
          <table:table-cell table:formula="of:=[.B10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switch</text:p>
          </table:table-cell>
          <table:table-cell table:style-name="ce2" office:value-type="float" office:value="22000" calcext:value-type="float">
            <text:p>22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clock</text:p>
          </table:table-cell>
          <table:table-cell table:style-name="ce2" office:value-type="float" office:value="47000" calcext:value-type="float">
            <text:p>47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running</text:p>
          </table:table-cell>
          <table:table-cell table:style-name="ce2" office:value-type="float" office:value="22000" calcext:value-type="float">
            <text:p>22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fb</text:p>
          </table:table-cell>
          <table:table-cell table:style-name="ce2" office:value-type="float" office:value="10000" calcext:value-type="float">
            <text:p>10000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caled sw</text:p>
          </table:table-cell>
          <table:table-cell table:formula="of:=[.B8]*(-[.$B$15]/[.$B$12])" office:value-type="float" office:value="-1.81818181818182" calcext:value-type="float">
            <text:p>-1.82</text:p>
          </table:table-cell>
          <table:table-cell table:formula="of:=[.B21]+[.B17]" office:value-type="float" office:value="0.681818181818182" calcext:value-type="float">
            <text:p>0.68</text:p>
          </table:table-cell>
          <table:table-cell table:formula="of:=[.D8]*(-[.$B$15]/[.$B$12])" office:value-type="float" office:value="-0" calcext:value-type="float">
            <text:p>0</text:p>
          </table:table-cell>
          <table:table-cell table:formula="of:=[.E8]*(-[.$B$15]/[.$B$12])" office:value-type="float" office:value="-0" calcext:value-type="float">
            <text:p>0</text:p>
          </table:table-cell>
          <table:table-cell table:formula="of:=[.F8]*(-[.$B$15]/[.$B$12])" office:value-type="float" office:value="-0" calcext:value-type="float">
            <text:p>0</text:p>
          </table:table-cell>
          <table:table-cell table:formula="of:=[.G8]*(-[.$B$15]/[.$B$12])" office:value-type="float" office:value="-1.81818181818182" calcext:value-type="float">
            <text:p>-1.82</text:p>
          </table:table-cell>
          <table:table-cell table:formula="of:=[.H8]*(-[.$B$15]/[.$B$12])" office:value-type="float" office:value="-1.81818181818182" calcext:value-type="float">
            <text:p>-1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ed clk</text:p>
          </table:table-cell>
          <table:table-cell table:formula="of:=[.B9]*(-[.$B$15]/[.$B$13])" office:value-type="float" office:value="-1.06382978723404" calcext:value-type="float">
            <text:p>-1.06</text:p>
          </table:table-cell>
          <table:table-cell table:formula="of:=[.B21]+[.B18]" office:value-type="float" office:value="1.43617021276596" calcext:value-type="float">
            <text:p>1.44</text:p>
          </table:table-cell>
          <table:table-cell table:formula="of:=[.D9]*(-[.$B$15]/[.$B$13])" office:value-type="float" office:value="-0" calcext:value-type="float">
            <text:p>0</text:p>
          </table:table-cell>
          <table:table-cell table:formula="of:=[.E9]*(-[.$B$15]/[.$B$13])" office:value-type="float" office:value="-0" calcext:value-type="float">
            <text:p>0</text:p>
          </table:table-cell>
          <table:table-cell table:formula="of:=[.F9]*(-[.$B$15]/[.$B$13])" office:value-type="float" office:value="-1.06382978723404" calcext:value-type="float">
            <text:p>-1.06</text:p>
          </table:table-cell>
          <table:table-cell table:formula="of:=[.G9]*(-[.$B$15]/[.$B$13])" office:value-type="float" office:value="-0" calcext:value-type="float">
            <text:p>0</text:p>
          </table:table-cell>
          <table:table-cell table:formula="of:=[.H9]*(-[.$B$15]/[.$B$13])" office:value-type="float" office:value="-1.06382978723404" calcext:value-type="float">
            <text:p>-1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ed running</text:p>
          </table:table-cell>
          <table:table-cell table:formula="of:=[.B10]*(-[.$B$15]/[.$B$14])" office:value-type="float" office:value="-2.27272727272727" calcext:value-type="float">
            <text:p>-2.27</text:p>
          </table:table-cell>
          <table:table-cell table:formula="of:=[.B21]+[.B19]" office:value-type="float" office:value="0.227272727272728" calcext:value-type="float">
            <text:p>0.23</text:p>
          </table:table-cell>
          <table:table-cell table:formula="of:=[.D10]*(-[.$B$15]/[.$B$14])" office:value-type="float" office:value="-0" calcext:value-type="float">
            <text:p>0</text:p>
          </table:table-cell>
          <table:table-cell table:formula="of:=[.E10]*(-[.$B$15]/[.$B$14])" office:value-type="float" office:value="-2.27272727272727" calcext:value-type="float">
            <text:p>-2.27</text:p>
          </table:table-cell>
          <table:table-cell table:formula="of:=[.F10]*(-[.$B$15]/[.$B$14])" office:value-type="float" office:value="-2.27272727272727" calcext:value-type="float">
            <text:p>-2.27</text:p>
          </table:table-cell>
          <table:table-cell table:formula="of:=[.G10]*(-[.$B$15]/[.$B$14])" office:value-type="float" office:value="-2.27272727272727" calcext:value-type="float">
            <text:p>-2.27</text:p>
          </table:table-cell>
          <table:table-cell table:formula="of:=[.H10]*(-[.$B$15]/[.$B$14])" office:value-type="float" office:value="-2.27272727272727" calcext:value-type="float">
            <text:p>-2.2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C17:.C19])" office:value-type="float" office:value="2.34526112185687" calcext:value-type="float">
            <text:p>2.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ref</text:p>
          </table:table-cell>
          <table:table-cell table:formula="of:=[.B2]/2" office:value-type="float" office:value="2.5" calcext:value-type="float">
            <text:p>2.5</text:p>
          </table:table-cell>
          <table:table-cell/>
          <table:table-cell table:formula="of:=[.$B$2]/2" office:value-type="float" office:value="2.5" calcext:value-type="float">
            <text:p>2.5</text:p>
          </table:table-cell>
          <table:table-cell table:formula="of:=[.$B$2]/2" office:value-type="float" office:value="2.5" calcext:value-type="float">
            <text:p>2.5</text:p>
          </table:table-cell>
          <table:table-cell table:formula="of:=[.$B$2]/2" office:value-type="float" office:value="2.5" calcext:value-type="float">
            <text:p>2.5</text:p>
          </table:table-cell>
          <table:table-cell table:formula="of:=[.$B$2]/2" office:value-type="float" office:value="2.5" calcext:value-type="float">
            <text:p>2.5</text:p>
          </table:table-cell>
          <table:table-cell table:formula="of:=[.$B$2]/2"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ed vref</text:p>
          </table:table-cell>
          <table:table-cell table:formula="of:=[.B21]*(([.$B$15]/[.$B$23])+1)" office:value-type="float" office:value="5.30464216634429" calcext:value-type="float">
            <text:p>5.3</text:p>
          </table:table-cell>
          <table:table-cell/>
          <table:table-cell table:formula="of:=[.D21]*(([.$B$15]/[.$B$23])+1)" office:value-type="float" office:value="5.30464216634429" calcext:value-type="float">
            <text:p>5.3</text:p>
          </table:table-cell>
          <table:table-cell table:formula="of:=[.E21]*(([.$B$15]/[.$B$23])+1)" office:value-type="float" office:value="5.30464216634429" calcext:value-type="float">
            <text:p>5.3</text:p>
          </table:table-cell>
          <table:table-cell table:formula="of:=[.F21]*(([.$B$15]/[.$B$23])+1)" office:value-type="float" office:value="5.30464216634429" calcext:value-type="float">
            <text:p>5.3</text:p>
          </table:table-cell>
          <table:table-cell table:formula="of:=[.G21]*(([.$B$15]/[.$B$23])+1)" office:value-type="float" office:value="5.30464216634429" calcext:value-type="float">
            <text:p>5.3</text:p>
          </table:table-cell>
          <table:table-cell table:formula="of:=[.H21]*(([.$B$15]/[.$B$23])+1)" office:value-type="float" office:value="5.30464216634429" calcext:value-type="float">
            <text:p>5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 parallel</text:p>
          </table:table-cell>
          <table:table-cell table:formula="of:=1/((1/[.B12])+(1/[.B13])+(1/[.B14]))" office:value-type="float" office:value="8913.79310344828" calcext:value-type="float">
            <text:p>8913.79</text:p>
          </table:table-cell>
          <table:table-cell/>
          <table:table-cell table:formula="of:=1/((1/[.$B$12])+(1/[.$B$13])+(1/[.$B$14]))" office:value-type="float" office:value="8913.79310344828" calcext:value-type="float">
            <text:p>8913.79</text:p>
          </table:table-cell>
          <table:table-cell table:formula="of:=1/((1/[.$B$12])+(1/[.$B$13])+(1/[.$B$14]))" office:value-type="float" office:value="8913.79310344828" calcext:value-type="float">
            <text:p>8913.79</text:p>
          </table:table-cell>
          <table:table-cell table:formula="of:=1/((1/[.$B$12])+(1/[.$B$13])+(1/[.$B$14]))" office:value-type="float" office:value="8913.79310344828" calcext:value-type="float">
            <text:p>8913.79</text:p>
          </table:table-cell>
          <table:table-cell table:formula="of:=1/((1/[.$B$12])+(1/[.$B$13])+(1/[.$B$14]))" office:value-type="float" office:value="8913.79310344828" calcext:value-type="float">
            <text:p>8913.79</text:p>
          </table:table-cell>
          <table:table-cell table:formula="of:=1/((1/[.$B$12])+(1/[.$B$13])+(1/[.$B$14]))" office:value-type="float" office:value="8913.79310344828" calcext:value-type="float">
            <text:p>8913.79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Sum</text:p>
          </table:table-cell>
          <table:table-cell table:style-name="ce3" table:formula="of:=SUM([.B17:.B19];[.B22])" office:value-type="float" office:value="0.14990328820116" calcext:value-type="float">
            <text:p>0.15</text:p>
          </table:table-cell>
          <table:table-cell/>
          <table:table-cell table:style-name="ce3" table:formula="of:=SUM([.D17:.D19];[.D22])" office:value-type="float" office:value="5.30464216634429" calcext:value-type="float">
            <text:p>5.3</text:p>
          </table:table-cell>
          <table:table-cell table:style-name="ce3" table:formula="of:=SUM([.E17:.E19];[.E22])" office:value-type="float" office:value="3.03191489361702" calcext:value-type="float">
            <text:p>3.03</text:p>
          </table:table-cell>
          <table:table-cell table:style-name="ce3" table:formula="of:=SUM([.F17:.F19];[.F22])" office:value-type="float" office:value="1.96808510638298" calcext:value-type="float">
            <text:p>1.97</text:p>
          </table:table-cell>
          <table:table-cell table:style-name="ce3" table:formula="of:=SUM([.G17:.G19];[.G22])" office:value-type="float" office:value="1.2137330754352" calcext:value-type="float">
            <text:p>1.21</text:p>
          </table:table-cell>
          <table:table-cell table:style-name="ce3" table:formula="of:=SUM([.H17:.H19];[.H22])" office:value-type="float" office:value="0.14990328820116" calcext:value-type="float">
            <text:p>0.15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lt?</text:p>
          </table:table-cell>
          <table:table-cell table:formula="of:=SUM([.B17:.B19])+[.$B$21]" office:value-type="float" office:value="-2.65473887814313" calcext:value-type="float">
            <text:p>-2.65</text:p>
          </table:table-cell>
          <table:table-cell table:number-columns-repeated="7"/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</text:p>
          </table:table-cell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style-name="ce1" office:value-type="string" calcext:value-type="string">
            <text:p>Output camparator thresh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op</text:p>
          </table:table-cell>
          <table:table-cell table:style-name="ce2" office:value-type="float" office:value="100000" calcext:value-type="float">
            <text:p>1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t</text:p>
          </table:table-cell>
          <table:table-cell table:style-name="ce2" office:value-type="float" office:value="47000" calcext:value-type="float">
            <text:p>47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witched</text:p>
          </table:table-cell>
          <table:table-cell table:style-name="ce2" office:value-type="float" office:value="22000" calcext:value-type="float">
            <text:p>22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quiv</text:p>
          </table:table-cell>
          <table:table-cell table:formula="of:=([.B41]*[.B42])/([.B41]+[.B42])" office:value-type="float" office:value="14985.5072463768" calcext:value-type="float">
            <text:p>14985.5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long</text:p>
          </table:table-cell>
          <table:table-cell table:style-name="ce1" table:formula="of:=[.B2]*([.B41]/([.B41]+[.B40]))" office:value-type="float" office:value="1.59863945578231" calcext:value-type="float">
            <text:p>1.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short</text:p>
          </table:table-cell>
          <table:table-cell table:style-name="ce1" table:formula="of:=[.B2]*([.B43]/([.B43]+[.B40]))" office:value-type="float" office:value="0.651625913788757" calcext:value-type="float">
            <text:p>0.65</text:p>
          </table:table-cell>
          <table:table-cell table:number-columns-repeated="8"/>
        </table:table-row>
      </table:table>
      <table:table table:name="confirmed" table:style-name="ta1" table:print="false">
        <table:table-column table:style-name="co1" table:default-cell-style-name="Default"/>
        <table:table-column table:style-name="co2" table:number-columns-repeated="8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Vcc</text:p>
          </table:table-cell>
          <table:table-cell table:style-name="ce2"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ref</text:p>
          </table:table-cell>
          <table:table-cell table:formula="of:=[.B3]/2" office:value-type="float" office:value="4.5" calcext:value-type="float">
            <text:p>4.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topped A</text:p>
          </table:table-cell>
          <table:table-cell office:value-type="string" calcext:value-type="string">
            <text:p>Stopped b</text:p>
          </table:table-cell>
          <table:table-cell office:value-type="string" calcext:value-type="string">
            <text:p>Run only</text:p>
          </table:table-cell>
          <table:table-cell office:value-type="string" calcext:value-type="string">
            <text:p>Run + sw</text:p>
          </table:table-cell>
          <table:table-cell office:value-type="string" calcext:value-type="string">
            <text:p>Run + clk</text:p>
          </table:table-cell>
          <table:table-cell office:value-type="string" calcext:value-type="string">
            <text:p>Run + clk + sw</text:p>
          </table:table-cell>
        </table:table-row>
        <table:table-row table:style-name="ro1">
          <table:table-cell office:value-type="string" calcext:value-type="string">
            <text:p>Vsw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7.37" calcext:value-type="float">
            <text:p>7.37</text:p>
          </table:table-cell>
          <table:table-cell table:formula="of:=[.D3]*[.$C$8]" office:value-type="float" office:value="0" calcext:value-type="float">
            <text:p>0</text:p>
          </table:table-cell>
          <table:table-cell table:formula="of:=[.E3]*[.$C$8]" office:value-type="float" office:value="7.37" calcext:value-type="float">
            <text:p>7.37</text:p>
          </table:table-cell>
          <table:table-cell table:formula="of:=[.F3]*[.$C$8]" office:value-type="float" office:value="0" calcext:value-type="float">
            <text:p>0</text:p>
          </table:table-cell>
          <table:table-cell table:formula="of:=[.G3]*[.$C$8]" office:value-type="float" office:value="7.37" calcext:value-type="float">
            <text:p>7.37</text:p>
          </table:table-cell>
          <table:table-cell table:formula="of:=[.H3]*[.$C$8]" office:value-type="float" office:value="0" calcext:value-type="float">
            <text:p>0</text:p>
          </table:table-cell>
          <table:table-cell table:formula="of:=[.I3]*[.$C$8]" office:value-type="float" office:value="7.37" calcext:value-type="float">
            <text:p>7.37</text:p>
          </table:table-cell>
        </table:table-row>
        <table:table-row table:style-name="ro1">
          <table:table-cell office:value-type="string" calcext:value-type="string">
            <text:p>Vclk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formula="of:=[.D4]*[.$C$9]" office:value-type="float" office:value="0" calcext:value-type="float">
            <text:p>0</text:p>
          </table:table-cell>
          <table:table-cell table:formula="of:=[.E4]*[.$C$9]" office:value-type="float" office:value="0" calcext:value-type="float">
            <text:p>0</text:p>
          </table:table-cell>
          <table:table-cell table:formula="of:=[.F4]*[.$C$9]" office:value-type="float" office:value="0" calcext:value-type="float">
            <text:p>0</text:p>
          </table:table-cell>
          <table:table-cell table:formula="of:=[.G4]*[.$C$9]" office:value-type="float" office:value="0" calcext:value-type="float">
            <text:p>0</text:p>
          </table:table-cell>
          <table:table-cell table:formula="of:=[.H4]*[.$C$9]" office:value-type="float" office:value="8" calcext:value-type="float">
            <text:p>8</text:p>
          </table:table-cell>
          <table:table-cell table:formula="of:=[.I4]*[.$C$9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run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formula="of:=[.D5]*[.$C$10]" office:value-type="float" office:value="0" calcext:value-type="float">
            <text:p>0</text:p>
          </table:table-cell>
          <table:table-cell table:formula="of:=[.E5]*[.$C$10]" office:value-type="float" office:value="0" calcext:value-type="float">
            <text:p>0</text:p>
          </table:table-cell>
          <table:table-cell table:formula="of:=[.F5]*[.$C$10]" office:value-type="float" office:value="8" calcext:value-type="float">
            <text:p>8</text:p>
          </table:table-cell>
          <table:table-cell table:formula="of:=[.G5]*[.$C$10]" office:value-type="float" office:value="8" calcext:value-type="float">
            <text:p>8</text:p>
          </table:table-cell>
          <table:table-cell table:formula="of:=[.H5]*[.$C$10]" office:value-type="float" office:value="8" calcext:value-type="float">
            <text:p>8</text:p>
          </table:table-cell>
          <table:table-cell table:formula="of:=[.I5]*[.$C$10]" office:value-type="float" office:value="8" calcext:value-type="float">
            <text:p>8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sw</text:p>
          </table:table-cell>
          <table:table-cell table:style-name="ce2" office:value-type="float" office:value="47000" calcext:value-type="float">
            <text:p>47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clk</text:p>
          </table:table-cell>
          <table:table-cell table:style-name="ce2" office:value-type="float" office:value="100000" calcext:value-type="float">
            <text:p>100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run</text:p>
          </table:table-cell>
          <table:table-cell table:style-name="ce2" office:value-type="float" office:value="47000" calcext:value-type="float">
            <text:p>47000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fb</text:p>
          </table:table-cell>
          <table:table-cell table:style-name="ce2"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aled sw</text:p>
          </table:table-cell>
          <table:table-cell table:formula="of:=([.$B$5] - [.B8])*([.$B$16]/[.$B$12])" office:value-type="float" office:value="0.957446808510638" calcext:value-type="float">
            <text:p>0.96</text:p>
          </table:table-cell>
          <table:table-cell table:formula="of:=([.$B$5] - [.C8])*([.$B$16]/[.$B$12])" office:value-type="float" office:value="-0.61063829787234" calcext:value-type="float">
            <text:p>-0.61</text:p>
          </table:table-cell>
          <table:table-cell table:formula="of:=([.$B$5] - [.D8])*([.$B$16]/[.$B$12])" office:value-type="float" office:value="0.957446808510638" calcext:value-type="float">
            <text:p>0.96</text:p>
          </table:table-cell>
          <table:table-cell table:formula="of:=([.$B$5] - [.E8])*([.$B$16]/[.$B$12])" office:value-type="float" office:value="-0.61063829787234" calcext:value-type="float">
            <text:p>-0.61</text:p>
          </table:table-cell>
          <table:table-cell table:formula="of:=([.$B$5] - [.F8])*([.$B$16]/[.$B$12])" office:value-type="float" office:value="0.957446808510638" calcext:value-type="float">
            <text:p>0.96</text:p>
          </table:table-cell>
          <table:table-cell table:formula="of:=([.$B$5] - [.G8])*([.$B$16]/[.$B$12])" office:value-type="float" office:value="-0.61063829787234" calcext:value-type="float">
            <text:p>-0.61</text:p>
          </table:table-cell>
          <table:table-cell table:formula="of:=([.$B$5] - [.H8])*([.$B$16]/[.$B$12])" office:value-type="float" office:value="0.957446808510638" calcext:value-type="float">
            <text:p>0.96</text:p>
          </table:table-cell>
          <table:table-cell table:formula="of:=([.$B$5] - [.I8])*([.$B$16]/[.$B$12])" office:value-type="float" office:value="-0.61063829787234" calcext:value-type="float">
            <text:p>-0.61</text:p>
          </table:table-cell>
        </table:table-row>
        <table:table-row table:style-name="ro1">
          <table:table-cell office:value-type="string" calcext:value-type="string">
            <text:p>scaled clk</text:p>
          </table:table-cell>
          <table:table-cell table:formula="of:=([.$B$5] - [.B9])*([.$B$16]/[.$B$13])" office:value-type="float" office:value="0.45" calcext:value-type="float">
            <text:p>0.45</text:p>
          </table:table-cell>
          <table:table-cell table:formula="of:=([.$B$5] - [.C9])*([.$B$16]/[.$B$13])" office:value-type="float" office:value="-0.35" calcext:value-type="float">
            <text:p>-0.35</text:p>
          </table:table-cell>
          <table:table-cell table:formula="of:=([.$B$5] - [.D9])*([.$B$16]/[.$B$13])" office:value-type="float" office:value="0.45" calcext:value-type="float">
            <text:p>0.45</text:p>
          </table:table-cell>
          <table:table-cell table:formula="of:=([.$B$5] - [.E9])*([.$B$16]/[.$B$13])" office:value-type="float" office:value="0.45" calcext:value-type="float">
            <text:p>0.45</text:p>
          </table:table-cell>
          <table:table-cell table:formula="of:=([.$B$5] - [.F9])*([.$B$16]/[.$B$13])" office:value-type="float" office:value="0.45" calcext:value-type="float">
            <text:p>0.45</text:p>
          </table:table-cell>
          <table:table-cell table:formula="of:=([.$B$5] - [.G9])*([.$B$16]/[.$B$13])" office:value-type="float" office:value="0.45" calcext:value-type="float">
            <text:p>0.45</text:p>
          </table:table-cell>
          <table:table-cell table:formula="of:=([.$B$5] - [.H9])*([.$B$16]/[.$B$13])" office:value-type="float" office:value="-0.35" calcext:value-type="float">
            <text:p>-0.35</text:p>
          </table:table-cell>
          <table:table-cell table:formula="of:=([.$B$5] - [.I9])*([.$B$16]/[.$B$13])" office:value-type="float" office:value="-0.35" calcext:value-type="float">
            <text:p>-0.35</text:p>
          </table:table-cell>
        </table:table-row>
        <table:table-row table:style-name="ro1">
          <table:table-cell office:value-type="string" calcext:value-type="string">
            <text:p>scaled run</text:p>
          </table:table-cell>
          <table:table-cell table:formula="of:=([.$B$5] - [.B10])*([.$B$16]/[.$B$14])" office:value-type="float" office:value="0.957446808510638" calcext:value-type="float">
            <text:p>0.96</text:p>
          </table:table-cell>
          <table:table-cell table:formula="of:=([.$B$5] - [.C10])*([.$B$16]/[.$B$14])" office:value-type="float" office:value="-0.74468085106383" calcext:value-type="float">
            <text:p>-0.74</text:p>
          </table:table-cell>
          <table:table-cell table:formula="of:=([.$B$5] - [.D10])*([.$B$16]/[.$B$14])" office:value-type="float" office:value="0.957446808510638" calcext:value-type="float">
            <text:p>0.96</text:p>
          </table:table-cell>
          <table:table-cell table:formula="of:=([.$B$5] - [.E10])*([.$B$16]/[.$B$14])" office:value-type="float" office:value="0.957446808510638" calcext:value-type="float">
            <text:p>0.96</text:p>
          </table:table-cell>
          <table:table-cell table:formula="of:=([.$B$5] - [.F10])*([.$B$16]/[.$B$14])" office:value-type="float" office:value="-0.74468085106383" calcext:value-type="float">
            <text:p>-0.74</text:p>
          </table:table-cell>
          <table:table-cell table:formula="of:=([.$B$5] - [.G10])*([.$B$16]/[.$B$14])" office:value-type="float" office:value="-0.74468085106383" calcext:value-type="float">
            <text:p>-0.74</text:p>
          </table:table-cell>
          <table:table-cell table:formula="of:=([.$B$5] - [.H10])*([.$B$16]/[.$B$14])" office:value-type="float" office:value="-0.74468085106383" calcext:value-type="float">
            <text:p>-0.74</text:p>
          </table:table-cell>
          <table:table-cell table:formula="of:=([.$B$5] - [.I10])*([.$B$16]/[.$B$14])" office:value-type="float" office:value="-0.74468085106383" calcext:value-type="float">
            <text:p>-0.7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um</text:p>
          </table:table-cell>
          <table:table-cell table:formula="of:=[.$B$5]+(SUM([.B18:.B20]))" office:value-type="float" office:value="6.86489361702128" calcext:value-type="float">
            <text:p>6.86</text:p>
          </table:table-cell>
          <table:table-cell table:formula="of:=[.$B$5]+(SUM([.C18:.C20]))" office:value-type="float" office:value="2.79468085106383" calcext:value-type="float">
            <text:p>2.79</text:p>
          </table:table-cell>
          <table:table-cell table:formula="of:=[.$B$5]+(SUM([.D18:.D20]))" office:value-type="float" office:value="6.86489361702128" calcext:value-type="float">
            <text:p>6.86</text:p>
          </table:table-cell>
          <table:table-cell table:formula="of:=[.$B$5]+(SUM([.E18:.E20]))" office:value-type="float" office:value="5.2968085106383" calcext:value-type="float">
            <text:p>5.3</text:p>
          </table:table-cell>
          <table:table-cell table:formula="of:=[.$B$5]+(SUM([.F18:.F20]))" office:value-type="float" office:value="5.16276595744681" calcext:value-type="float">
            <text:p>5.16</text:p>
          </table:table-cell>
          <table:table-cell table:formula="of:=[.$B$5]+(SUM([.G18:.G20]))" office:value-type="float" office:value="3.59468085106383" calcext:value-type="float">
            <text:p>3.59</text:p>
          </table:table-cell>
          <table:table-cell table:formula="of:=[.$B$5]+(SUM([.H18:.H20]))" office:value-type="float" office:value="4.36276595744681" calcext:value-type="float">
            <text:p>4.36</text:p>
          </table:table-cell>
          <table:table-cell table:formula="of:=[.$B$5]+(SUM([.I18:.I20]))" office:value-type="float" office:value="2.79468085106383" calcext:value-type="float">
            <text:p>2.79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rec'd thresh short</text:p>
          </table:table-cell>
          <table:table-cell/>
          <table:table-cell table:formula="of:=([.G22]+[.I22])/2" office:value-type="float" office:value="3.19468085106383" calcext:value-type="float">
            <text:p>3.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ec'd thresh long</text:p>
          </table:table-cell>
          <table:table-cell/>
          <table:table-cell table:formula="of:=([.G22]+[.H22])/2" office:value-type="float" office:value="3.97872340425532" calcext:value-type="float">
            <text:p>3.98</text:p>
          </table:table-cell>
          <table:table-cell table:number-columns-repeated="3"/>
        </table:table-row>
        <table:table-row table:style-name="ro1" table:number-rows-repeated="6">
          <table:table-cell table:number-columns-repeated="9"/>
        </table:table-row>
        <table:table-row table:style-name="ro1">
          <table:table-cell table:style-name="ce1" office:value-type="string" calcext:value-type="string">
            <text:p>Output camparator thresh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p</text:p>
          </table:table-cell>
          <table:table-cell table:style-name="ce2" office:value-type="float" office:value="47000" calcext:value-type="float">
            <text:p>47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t</text:p>
          </table:table-cell>
          <table:table-cell table:style-name="ce2" office:value-type="float" office:value="33000" calcext:value-type="float">
            <text:p>33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witched</text:p>
          </table:table-cell>
          <table:table-cell table:style-name="ce2" office:value-type="float" office:value="100000" calcext:value-type="float">
            <text:p>100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quiv</text:p>
          </table:table-cell>
          <table:table-cell table:formula="of:=([.B37]*[.B38])/([.B37]+[.B38])" office:value-type="float" office:value="24812.030075188" calcext:value-type="float">
            <text:p>24812.03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long</text:p>
          </table:table-cell>
          <table:table-cell table:style-name="ce1" table:formula="of:=[.B3]*([.B37]/([.B37]+[.B36]))" office:value-type="float" office:value="3.7125" calcext:value-type="float">
            <text:p>3.7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hort</text:p>
          </table:table-cell>
          <table:table-cell table:style-name="ce1" table:formula="of:=[.B3]*([.B39]/([.B39]+[.B36]))" office:value-type="float" office:value="3.1096220291069" calcext:value-type="float">
            <text:p>3.11</text:p>
          </table:table-cell>
          <table:table-cell table:number-columns-repeated="7"/>
        </table:table-row>
      </table:table>
      <table:table table:name="5v" table:style-name="ta1" table:print="false">
        <table:table-column table:style-name="co1" table:default-cell-style-name="Default"/>
        <table:table-column table:style-name="co2" table:number-columns-repeated="10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Vcc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ef</text:p>
          </table:table-cell>
          <table:table-cell table:formula="of:=[.B3]/2" office:value-type="float" office:value="2.5" calcext:value-type="float">
            <text:p>2.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stopped A</text:p>
          </table:table-cell>
          <table:table-cell office:value-type="string" calcext:value-type="string">
            <text:p>Stopped b</text:p>
          </table:table-cell>
          <table:table-cell office:value-type="string" calcext:value-type="string">
            <text:p>Run only</text:p>
          </table:table-cell>
          <table:table-cell office:value-type="string" calcext:value-type="string">
            <text:p>Run + sw</text:p>
          </table:table-cell>
          <table:table-cell office:value-type="string" calcext:value-type="string">
            <text:p>Run + clk</text:p>
          </table:table-cell>
          <table:table-cell office:value-type="string" calcext:value-type="string">
            <text:p>Run + clk + 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w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3.36" calcext:value-type="float">
            <text:p>3.36</text:p>
          </table:table-cell>
          <table:table-cell table:formula="of:=[.D3]*[.$C$8]" office:value-type="float" office:value="0" calcext:value-type="float">
            <text:p>0</text:p>
          </table:table-cell>
          <table:table-cell table:formula="of:=[.E3]*[.$C$8]" office:value-type="float" office:value="3.36" calcext:value-type="float">
            <text:p>3.36</text:p>
          </table:table-cell>
          <table:table-cell table:formula="of:=[.F3]*[.$C$8]" office:value-type="float" office:value="0" calcext:value-type="float">
            <text:p>0</text:p>
          </table:table-cell>
          <table:table-cell table:formula="of:=[.G3]*[.$C$8]" office:value-type="float" office:value="3.36" calcext:value-type="float">
            <text:p>3.36</text:p>
          </table:table-cell>
          <table:table-cell table:formula="of:=[.H3]*[.$C$8]" office:value-type="float" office:value="0" calcext:value-type="float">
            <text:p>0</text:p>
          </table:table-cell>
          <table:table-cell table:formula="of:=[.I3]*[.$C$8]" office:value-type="float" office:value="3.36" calcext:value-type="float">
            <text:p>3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lk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.27" calcext:value-type="float">
            <text:p>4.27</text:p>
          </table:table-cell>
          <table:table-cell table:formula="of:=[.D4]*[.$C$9]" office:value-type="float" office:value="0" calcext:value-type="float">
            <text:p>0</text:p>
          </table:table-cell>
          <table:table-cell table:formula="of:=[.E4]*[.$C$9]" office:value-type="float" office:value="0" calcext:value-type="float">
            <text:p>0</text:p>
          </table:table-cell>
          <table:table-cell table:formula="of:=[.F4]*[.$C$9]" office:value-type="float" office:value="0" calcext:value-type="float">
            <text:p>0</text:p>
          </table:table-cell>
          <table:table-cell table:formula="of:=[.G4]*[.$C$9]" office:value-type="float" office:value="0" calcext:value-type="float">
            <text:p>0</text:p>
          </table:table-cell>
          <table:table-cell table:formula="of:=[.H4]*[.$C$9]" office:value-type="float" office:value="4.27" calcext:value-type="float">
            <text:p>4.27</text:p>
          </table:table-cell>
          <table:table-cell table:formula="of:=[.I4]*[.$C$9]" office:value-type="float" office:value="4.27" calcext:value-type="float">
            <text:p>4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un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.27" calcext:value-type="float">
            <text:p>4.27</text:p>
          </table:table-cell>
          <table:table-cell table:formula="of:=[.D5]*[.$C$10]" office:value-type="float" office:value="0" calcext:value-type="float">
            <text:p>0</text:p>
          </table:table-cell>
          <table:table-cell table:formula="of:=[.E5]*[.$C$10]" office:value-type="float" office:value="0" calcext:value-type="float">
            <text:p>0</text:p>
          </table:table-cell>
          <table:table-cell table:formula="of:=[.F5]*[.$C$10]" office:value-type="float" office:value="4.27" calcext:value-type="float">
            <text:p>4.27</text:p>
          </table:table-cell>
          <table:table-cell table:formula="of:=[.G5]*[.$C$10]" office:value-type="float" office:value="4.27" calcext:value-type="float">
            <text:p>4.27</text:p>
          </table:table-cell>
          <table:table-cell table:formula="of:=[.H5]*[.$C$10]" office:value-type="float" office:value="4.27" calcext:value-type="float">
            <text:p>4.27</text:p>
          </table:table-cell>
          <table:table-cell table:formula="of:=[.I5]*[.$C$10]" office:value-type="float" office:value="4.27" calcext:value-type="float">
            <text:p>4.27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sw</text:p>
          </table:table-cell>
          <table:table-cell table:style-name="ce2" office:value-type="float" office:value="47000" calcext:value-type="float">
            <text:p>47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clk</text:p>
          </table:table-cell>
          <table:table-cell table:style-name="ce2" office:value-type="float" office:value="100000" calcext:value-type="float">
            <text:p>1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run</text:p>
          </table:table-cell>
          <table:table-cell table:style-name="ce2" office:value-type="float" office:value="47000" calcext:value-type="float">
            <text:p>4700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fb</text:p>
          </table:table-cell>
          <table:table-cell table:style-name="ce2" office:value-type="float" office:value="10000" calcext:value-type="float">
            <text:p>1000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caled sw</text:p>
          </table:table-cell>
          <table:table-cell table:formula="of:=([.$B$5] - [.B8])*([.$B$16]/[.$B$12])" office:value-type="float" office:value="0.531914893617021" calcext:value-type="float">
            <text:p>0.53</text:p>
          </table:table-cell>
          <table:table-cell table:formula="of:=([.$B$5] - [.C8])*([.$B$16]/[.$B$12])" office:value-type="float" office:value="-0.182978723404255" calcext:value-type="float">
            <text:p>-0.18</text:p>
          </table:table-cell>
          <table:table-cell table:formula="of:=([.$B$5] - [.D8])*([.$B$16]/[.$B$12])" office:value-type="float" office:value="0.531914893617021" calcext:value-type="float">
            <text:p>0.53</text:p>
          </table:table-cell>
          <table:table-cell table:formula="of:=([.$B$5] - [.E8])*([.$B$16]/[.$B$12])" office:value-type="float" office:value="-0.182978723404255" calcext:value-type="float">
            <text:p>-0.18</text:p>
          </table:table-cell>
          <table:table-cell table:formula="of:=([.$B$5] - [.F8])*([.$B$16]/[.$B$12])" office:value-type="float" office:value="0.531914893617021" calcext:value-type="float">
            <text:p>0.53</text:p>
          </table:table-cell>
          <table:table-cell table:formula="of:=([.$B$5] - [.G8])*([.$B$16]/[.$B$12])" office:value-type="float" office:value="-0.182978723404255" calcext:value-type="float">
            <text:p>-0.18</text:p>
          </table:table-cell>
          <table:table-cell table:formula="of:=([.$B$5] - [.H8])*([.$B$16]/[.$B$12])" office:value-type="float" office:value="0.531914893617021" calcext:value-type="float">
            <text:p>0.53</text:p>
          </table:table-cell>
          <table:table-cell table:formula="of:=([.$B$5] - [.I8])*([.$B$16]/[.$B$12])" office:value-type="float" office:value="-0.182978723404255" calcext:value-type="float">
            <text:p>-0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ed clk</text:p>
          </table:table-cell>
          <table:table-cell table:formula="of:=([.$B$5] - [.B9])*([.$B$16]/[.$B$13])" office:value-type="float" office:value="0.25" calcext:value-type="float">
            <text:p>0.25</text:p>
          </table:table-cell>
          <table:table-cell table:formula="of:=([.$B$5] - [.C9])*([.$B$16]/[.$B$13])" office:value-type="float" office:value="-0.177" calcext:value-type="float">
            <text:p>-0.18</text:p>
          </table:table-cell>
          <table:table-cell table:formula="of:=([.$B$5] - [.D9])*([.$B$16]/[.$B$13])" office:value-type="float" office:value="0.25" calcext:value-type="float">
            <text:p>0.25</text:p>
          </table:table-cell>
          <table:table-cell table:formula="of:=([.$B$5] - [.E9])*([.$B$16]/[.$B$13])" office:value-type="float" office:value="0.25" calcext:value-type="float">
            <text:p>0.25</text:p>
          </table:table-cell>
          <table:table-cell table:formula="of:=([.$B$5] - [.F9])*([.$B$16]/[.$B$13])" office:value-type="float" office:value="0.25" calcext:value-type="float">
            <text:p>0.25</text:p>
          </table:table-cell>
          <table:table-cell table:formula="of:=([.$B$5] - [.G9])*([.$B$16]/[.$B$13])" office:value-type="float" office:value="0.25" calcext:value-type="float">
            <text:p>0.25</text:p>
          </table:table-cell>
          <table:table-cell table:formula="of:=([.$B$5] - [.H9])*([.$B$16]/[.$B$13])" office:value-type="float" office:value="-0.177" calcext:value-type="float">
            <text:p>-0.18</text:p>
          </table:table-cell>
          <table:table-cell table:formula="of:=([.$B$5] - [.I9])*([.$B$16]/[.$B$13])" office:value-type="float" office:value="-0.177" calcext:value-type="float">
            <text:p>-0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ed run</text:p>
          </table:table-cell>
          <table:table-cell table:formula="of:=([.$B$5] - [.B10])*([.$B$16]/[.$B$14])" office:value-type="float" office:value="0.531914893617021" calcext:value-type="float">
            <text:p>0.53</text:p>
          </table:table-cell>
          <table:table-cell table:formula="of:=([.$B$5] - [.C10])*([.$B$16]/[.$B$14])" office:value-type="float" office:value="-0.376595744680851" calcext:value-type="float">
            <text:p>-0.38</text:p>
          </table:table-cell>
          <table:table-cell table:formula="of:=([.$B$5] - [.D10])*([.$B$16]/[.$B$14])" office:value-type="float" office:value="0.531914893617021" calcext:value-type="float">
            <text:p>0.53</text:p>
          </table:table-cell>
          <table:table-cell table:formula="of:=([.$B$5] - [.E10])*([.$B$16]/[.$B$14])" office:value-type="float" office:value="0.531914893617021" calcext:value-type="float">
            <text:p>0.53</text:p>
          </table:table-cell>
          <table:table-cell table:formula="of:=([.$B$5] - [.F10])*([.$B$16]/[.$B$14])" office:value-type="float" office:value="-0.376595744680851" calcext:value-type="float">
            <text:p>-0.38</text:p>
          </table:table-cell>
          <table:table-cell table:formula="of:=([.$B$5] - [.G10])*([.$B$16]/[.$B$14])" office:value-type="float" office:value="-0.376595744680851" calcext:value-type="float">
            <text:p>-0.38</text:p>
          </table:table-cell>
          <table:table-cell table:formula="of:=([.$B$5] - [.H10])*([.$B$16]/[.$B$14])" office:value-type="float" office:value="-0.376595744680851" calcext:value-type="float">
            <text:p>-0.38</text:p>
          </table:table-cell>
          <table:table-cell table:formula="of:=([.$B$5] - [.I10])*([.$B$16]/[.$B$14])" office:value-type="float" office:value="-0.376595744680851" calcext:value-type="float">
            <text:p>-0.38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um</text:p>
          </table:table-cell>
          <table:table-cell table:formula="of:=[.$B$5]+(SUM([.B18:.B20]))" office:value-type="float" office:value="3.81382978723404" calcext:value-type="float">
            <text:p>3.81</text:p>
          </table:table-cell>
          <table:table-cell table:formula="of:=[.$B$5]+(SUM([.C18:.C20]))" office:value-type="float" office:value="1.76342553191489" calcext:value-type="float">
            <text:p>1.76</text:p>
          </table:table-cell>
          <table:table-cell table:formula="of:=[.$B$5]+(SUM([.D18:.D20]))" office:value-type="float" office:value="3.81382978723404" calcext:value-type="float">
            <text:p>3.81</text:p>
          </table:table-cell>
          <table:table-cell table:formula="of:=[.$B$5]+(SUM([.E18:.E20]))" office:value-type="float" office:value="3.09893617021277" calcext:value-type="float">
            <text:p>3.1</text:p>
          </table:table-cell>
          <table:table-cell table:formula="of:=[.$B$5]+(SUM([.F18:.F20]))" office:value-type="float" office:value="2.90531914893617" calcext:value-type="float">
            <text:p>2.91</text:p>
          </table:table-cell>
          <table:table-cell table:formula="of:=[.$B$5]+(SUM([.G18:.G20]))" office:value-type="float" office:value="2.19042553191489" calcext:value-type="float">
            <text:p>2.19</text:p>
          </table:table-cell>
          <table:table-cell table:formula="of:=[.$B$5]+(SUM([.H18:.H20]))" office:value-type="float" office:value="2.47831914893617" calcext:value-type="float">
            <text:p>2.48</text:p>
          </table:table-cell>
          <table:table-cell table:formula="of:=[.$B$5]+(SUM([.I18:.I20]))" office:value-type="float" office:value="1.76342553191489" calcext:value-type="float">
            <text:p>1.76</text:p>
          </table:table-cell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rec'd thresh short</text:p>
          </table:table-cell>
          <table:table-cell/>
          <table:table-cell table:formula="of:=([.G22]+[.I22])/2" office:value-type="float" office:value="1.97692553191489" calcext:value-type="float">
            <text:p>1.9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ec'd thresh long</text:p>
          </table:table-cell>
          <table:table-cell/>
          <table:table-cell table:formula="of:=([.G22]+[.H22])/2" office:value-type="float" office:value="2.33437234042553" calcext:value-type="float">
            <text:p>2.33</text:p>
          </table:table-cell>
          <table:table-cell table:number-columns-repeated="5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style-name="ce1" office:value-type="string" calcext:value-type="string">
            <text:p>Output camparator thresh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op</text:p>
          </table:table-cell>
          <table:table-cell table:style-name="ce2" office:value-type="float" office:value="47000" calcext:value-type="float">
            <text:p>47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t</text:p>
          </table:table-cell>
          <table:table-cell table:style-name="ce2" office:value-type="float" office:value="33000" calcext:value-type="float">
            <text:p>33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witched</text:p>
          </table:table-cell>
          <table:table-cell table:style-name="ce2" office:value-type="float" office:value="100000" calcext:value-type="float">
            <text:p>1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quiv</text:p>
          </table:table-cell>
          <table:table-cell table:formula="of:=([.B37]*[.B38])/([.B37]+[.B38])" office:value-type="float" office:value="24812.030075188" calcext:value-type="float">
            <text:p>24812.03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long</text:p>
          </table:table-cell>
          <table:table-cell table:style-name="ce1" table:formula="of:=[.B3]*([.B37]/([.B37]+[.B36]))" office:value-type="float" office:value="2.0625" calcext:value-type="float">
            <text:p>2.06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short</text:p>
          </table:table-cell>
          <table:table-cell table:style-name="ce1" table:formula="of:=[.B3]*([.B39]/([.B39]+[.B36]))" office:value-type="float" office:value="1.72756779394828" calcext:value-type="float">
            <text:p>1.73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 table:number-rows-repeated="2">
          <table:table-cell table:style-name="ce4" table:number-columns-repeated="2"/>
          <table:table-cell table:style-name="ce5" table:number-columns-repeated="9"/>
        </table:table-row>
        <table:table-row table:style-name="ro1">
          <table:table-cell table:style-name="ce5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0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52M50S</meta:editing-duration>
    <meta:editing-cycles>9</meta:editing-cycles>
    <meta:generator>LibreOffice/4.1.0.4$Windows_x86 LibreOffice_project/89ea49ddacd9aa532507cbf852f2bb22b1ace28</meta:generator>
    <dc:date>2014-06-20T16:50:15.498000000</dc:date>
    <meta:document-statistic meta:table-count="3" meta:cell-count="340" meta:object-count="0"/>
    <meta:user-defined meta:name="Info 1"/>
    <meta:user-defined meta:name="Info 2"/>
    <meta:user-defined meta:name="Info 3"/>
    <meta:user-defined meta:name="Info 4"/>
  </office:meta>
</office:document-meta>
</file>